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1" style:family="table-column">
      <style:table-column-properties style:column-width="0.5479in"/>
    </style:style>
    <style:style style:name="TableColumn202" style:family="table-column">
      <style:table-column-properties style:column-width="0.7048in"/>
    </style:style>
    <style:style style:name="TableColumn203" style:family="table-column">
      <style:table-column-properties style:column-width="0.3631in"/>
    </style:style>
    <style:style style:name="TableColumn204" style:family="table-column">
      <style:table-column-properties style:column-width="0.5847in"/>
    </style:style>
    <style:style style:name="TableColumn205" style:family="table-column">
      <style:table-column-properties style:column-width="0.518in"/>
    </style:style>
    <style:style style:name="TableColumn206" style:family="table-column">
      <style:table-column-properties style:column-width="1.4513in"/>
    </style:style>
    <style:style style:name="TableColumn207" style:family="table-column">
      <style:table-column-properties style:column-width="0.643in"/>
    </style:style>
    <style:style style:name="TableColumn208" style:family="table-column">
      <style:table-column-properties style:column-width="0.5666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200" style:family="table">
      <style:table-properties style:width="7.0798in" fo:margin-left="0in" table:align="left"/>
    </style:style>
    <style:style style:name="TableRow212" style:family="table-row">
      <style:table-row-properties style:min-row-height="2.0236in" fo:keep-together="alway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line-height="150%"/>
      <style:text-properties style:font-weight-complex="bold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TableCell22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7" style:family="table-row">
      <style:table-row-properties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line-height="150%"/>
      <style:text-properties style:font-weight-complex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line-height="150%"/>
      <style:text-properties style:font-weight-complex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line-height="150%"/>
      <style:text-properties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 fo:language="en" fo:country="US"/>
    </style:style>
    <style:style style:name="TableRow251" style:family="table-row">
      <style:table-row-properties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Row265" style:family="table-row">
      <style:table-row-properties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Row279" style:family="table-row">
      <style:table-row-properties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 fo:language="en" fo:country="US"/>
    </style:style>
    <style:style style:name="TableRow293" style:family="table-row">
      <style:table-row-properties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 fo:language="en" fo:country="US"/>
    </style:style>
    <style:style style:name="TableRow307" style:family="table-row">
      <style:table-row-properties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 fo:language="en" fo:country="US"/>
    </style:style>
    <style:style style:name="TableRow321" style:family="table-row">
      <style:table-row-properties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language="en" fo:country="US"/>
    </style:style>
    <style:style style:name="TableRow335" style:family="table-row">
      <style:table-row-properties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language="en" fo:country="US"/>
    </style:style>
    <style:style style:name="TableRow349" style:family="table-row">
      <style:table-row-properties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Row363" style:family="table-row">
      <style:table-row-properties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line-height="150%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Row402" style:family="table-row">
      <style:table-row-properties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line-height="150%"/>
      <style:text-properties style:font-weight-complex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line-height="150%"/>
      <style:text-properties style:font-weight-complex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50%"/>
      <style:text-properties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50%"/>
      <style:text-properties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Row419" style:family="table-row">
      <style:table-row-properties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line-height="150%"/>
      <style:text-properties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50%"/>
      <style:text-properties style:font-weight-complex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50%"/>
      <style:text-properties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line-height="150%"/>
      <style:text-properties style:font-weight-complex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line-height="150%"/>
      <style:text-properties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 fo:language="en" fo:country="US"/>
    </style:style>
    <style:style style:name="TableRow457" style:family="table-row">
      <style:table-row-properties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 fo:language="en" fo:country="US"/>
    </style:style>
    <style:style style:name="TableRow475" style:family="table-row">
      <style:table-row-properties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 fo:language="en" fo:country="US"/>
    </style:style>
    <style:style style:name="TableRow493" style:family="table-row">
      <style:table-row-properties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Row511" style:family="table-row">
      <style:table-row-properties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Row529" style:family="table-row">
      <style:table-row-properties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Row547" style:family="table-row">
      <style:table-row-properties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Row565" style:family="table-row">
      <style:table-row-properties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 fo:language="en" fo:country="US"/>
    </style:style>
    <style:style style:name="TableRow583" style:family="table-row">
      <style:table-row-properties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 fo:language="en" fo:country="US"/>
    </style:style>
    <style:style style:name="P6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</style:style>
    <style:style style:name="T6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2" style:parent-style-name="Обычный" style:family="paragraph">
      <style:paragraph-properties fo:text-align="end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6" style:parent-style-name="Textbody" style:family="paragraph">
      <style:paragraph-properties fo:line-height="150%" fo:text-indent="0.4923in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4" style:parent-style-name="Обычный" style:family="paragraph">
      <style:paragraph-properties fo:text-align="end"/>
    </style:style>
    <style:style style:name="P675" style:parent-style-name="Textbody" style:family="paragraph">
      <style:paragraph-properties fo:line-height="150%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7" style:parent-style-name="Обычный" style:family="paragraph">
      <style:paragraph-properties fo:text-align="end"/>
    </style:style>
    <style:style style:name="T67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9" style:parent-style-name="Обычный" style:family="paragraph">
      <style:paragraph-properties fo:text-align="end"/>
    </style:style>
    <style:style style:name="T68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T68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9" style:parent-style-name="Textbody" style:family="paragraph">
      <style:paragraph-properties fo:line-height="150%" fo:text-indent="0.4923in"/>
    </style:style>
    <style:style style:name="T690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</style:style>
    <style:style style:name="T6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3" style:parent-style-name="Textbody" style:family="paragraph">
      <style:paragraph-properties fo:line-height="150%" fo:text-indent="0.4923in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/>
    </style:style>
    <style:style style:name="T7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3" style:parent-style-name="Textbody" style:family="paragraph">
      <style:paragraph-properties fo:line-height="150%"/>
    </style:style>
    <style:style style:name="T7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7" style:parent-style-name="Textbody" style:family="paragraph">
      <style:paragraph-properties fo:line-height="150%" fo:text-indent="0.4923in"/>
    </style:style>
    <style:style style:name="T758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T759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T76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 Шифры издели</text:span><text:span text:style-name="T182">я</text:span></text:p>
      <text:p text:style-name="P183">Отсутствуют.</text:p>
      <text:p text:style-name="P184">2.1.1.4 Шифры проекта</text:p>
      <text:p text:style-name="P185">Отсутствуют.</text:p>
      <text:p text:style-name="P186">2.1.2 Краткое описание изделия</text:p>
      <text:p text:style-name="P187"><text:span text:style-name="T188">Конвертор<text:s/></text:span><text:span text:style-name="T189">MigrateIMS</text:span><text:span text:style-name="T190"><text:s/>предназначен для помощи техническому персоналу телефонных станций (далее – АТС), для выполнения</text:span><text:span text:style-name="T191"><text:s/>автоматического конвертирования исходной базы абонентских<text:s/></text:span><text:span text:style-name="T192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/>
      <text:p text:style-name="P197"/>
      <text:p text:style-name="P198"/>
      <text:soft-page-break/>
      <text:p text:style-name="P199">2.1.4 Результирующие компоненты изделия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5" table:number-rows-spanned="11">
            <text:p text:style-name="P214">Обозначения:</text:p>
            <text:p text:style-name="P215">Основное изделие – не используется для создания других изделий</text:p>
            <text:p text:style-name="P216"/>
            <text:p text:style-name="P217">Вспомогательное изделие – используется для создания других изделий</text:p>
            <text:p text:style-name="P218"/>
            <text:p text:style-name="P219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20"/>
            <text:p text:style-name="P22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2"/>
            <text:p text:style-name="P223">Уровень поддержки 3: удовлетворяются заявки на исправление дефектов</text:p>
            <text:p text:style-name="P22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>
            <text:p text:style-name="P228">Формируется целиком</text:p>
          </table:table-cell>
          <table:table-cell table:style-name="TableCell229">
            <text:p text:style-name="P230">Модифицируется</text:p>
          </table:table-cell>
          <table:table-cell table:style-name="TableCell231">
            <text:p text:style-name="P232">Распространяется</text:p>
          </table:table-cell>
          <table:table-cell table:style-name="TableCell233">
            <text:p text:style-name="P234">Не распространяется</text:p>
          </table:table-cell>
          <table:table-cell table:style-name="TableCell235">
            <text:p text:style-name="P236">Ответственная группа</text:p>
          </table:table-cell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table-cell table:style-name="TableCell239">
            <text:p text:style-name="P240">Спецификации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covered-table-cell>
            <text:p text:style-name="P252"/>
          </table:covered-table-cell>
          <table:covered-table-cell/>
          <table:covered-table-cell/>
          <table:covered-table-cell/>
          <table:covered-table-cell/>
          <table:table-cell table:style-name="TableCell253">
            <text:p text:style-name="P254">Внешняя спецификация</text:p>
          </table:table-cell>
          <table:table-cell table:style-name="TableCell255">
            <text:p text:style-name="P256">Х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Х</text:p>
          </table:table-cell>
          <table:table-cell table:style-name="TableCell263">
            <text:p text:style-name="P264">Р</text:p>
          </table:table-cell>
        </table:table-row>
        <table:table-row table:style-name="TableRow265"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table-cell table:style-name="TableCell267">
            <text:p text:style-name="P268">Внутренняя спецификация</text:p>
          </table:table-cell>
          <table:table-cell table:style-name="TableCell269">
            <text:p text:style-name="P270">Х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Х</text:p>
          </table:table-cell>
          <table:table-cell table:style-name="TableCell277">
            <text:p text:style-name="P278">Р</text:p>
          </table:table-cell>
        </table:table-row>
        <table:table-row table:style-name="TableRow279"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table-cell table:style-name="TableCell281">
            <text:p text:style-name="P282">Спецификация испытаний (не надо)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/>
          <table:covered-table-cell/>
          <table:covered-table-cell/>
          <table:covered-table-cell/>
          <table:table-cell table:style-name="TableCell295">
            <text:p text:style-name="P296">Спецификация сопровождения (не надо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table-cell table:style-name="TableCell309">
            <text:p text:style-name="P310">Другие спецификации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covered-table-cell/>
          <table:covered-table-cell/>
          <table:covered-table-cell/>
          <table:covered-table-cell/>
          <table:table-cell table:style-name="TableCell323">
            <text:p text:style-name="P324">Документация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covered-table-cell/>
          <table:covered-table-cell/>
          <table:covered-table-cell/>
          <table:covered-table-cell/>
          <table:table-cell table:style-name="TableCell337">
            <text:p text:style-name="P338">Техническое описание системы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covered-table-cell/>
          <table:covered-table-cell/>
          <table:covered-table-cell/>
          <table:covered-table-cell/>
          <table:table-cell table:style-name="TableCell351">
            <text:p text:style-name="P352">Справочное руководство</text:p>
          </table:table-cell>
          <table:table-cell table:style-name="TableCell353">
            <text:p text:style-name="P354">Х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Х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Б</text:p>
          </table:table-cell>
        </table:table-row>
        <table:table-row table:style-name="TableRow363">
          <table:covered-table-cell>
            <text:p text:style-name="P364"/>
          </table:covered-table-cell>
          <table:covered-table-cell/>
          <table:covered-table-cell/>
          <table:covered-table-cell/>
          <table:covered-table-cell/>
          <table:table-cell table:style-name="TableCell365">
            <text:p text:style-name="P366">Справочный буклет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 table:number-rows-spanned="3">
            <text:p text:style-name="P379">Тип</text:p>
            <text:p text:style-name="P380">Изде-</text:p>
            <text:p text:style-name="P381">лия</text:p>
          </table:table-cell>
          <table:table-cell table:style-name="TableCell382" table:number-rows-spanned="2">
            <text:p text:style-name="P383">Основ-ное</text:p>
          </table:table-cell>
          <table:table-cell table:style-name="TableCell384" table:number-rows-spanned="2">
            <text:p text:style-name="P385">Х</text:p>
          </table:table-cell>
          <table:table-cell table:style-name="TableCell386" table:number-columns-spanned="2" table:number-rows-spanned="3">
            <text:p text:style-name="P387">Начальный</text:p>
            <text:p text:style-name="P388">уровень</text:p>
            <text:p text:style-name="P389">поддержки</text:p>
          </table:table-cell>
          <table:covered-table-cell/>
          <table:table-cell table:style-name="TableCell390">
            <text:p text:style-name="P391">Руководство оператора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/>
          <table:table-cell table:style-name="TableCell407">
            <text:p text:style-name="P408">Указатель системных сообщений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Вспо-мога-тельное</text:p>
          </table:table-cell>
          <table:table-cell table:style-name="TableCell423">
            <text:p text:style-name="P424"/>
          </table:table-cell>
          <table:covered-table-cell>
            <text:p text:style-name="P425"/>
          </table:covered-table-cell>
          <table:covered-table-cell/>
          <table:table-cell table:style-name="TableCell426">
            <text:p text:style-name="P427">Информационный листок выпуска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columns-spanned="3" table:number-rows-spanned="9">
            <text:p text:style-name="P440"/>
          </table:table-cell>
          <table:covered-table-cell/>
          <table:covered-table-cell/>
          <table:table-cell table:style-name="TableCell441">
            <text:p text:style-name="P442">1</text:p>
          </table:table-cell>
          <table:table-cell table:style-name="TableCell443">
            <text:p text:style-name="P444">Х</text:p>
          </table:table-cell>
          <table:table-cell table:style-name="TableCell445">
            <text:p text:style-name="P446">Другие печатные издания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covered-table-cell/>
          <table:covered-table-cell/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Рекламные материалы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covered-table-cell>
            <text:p text:style-name="P476"/>
          </table:covered-table-cell>
          <table:covered-table-cell/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Программное обеспечение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Листинги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Исходные модули</text:p>
          </table:table-cell>
          <table:table-cell table:style-name="TableCell519">
            <text:p text:style-name="P520">Х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Х</text:p>
          </table:table-cell>
          <table:table-cell table:style-name="TableCell527">
            <text:p text:style-name="P528">Р</text:p>
          </table:table-cell>
        </table:table-row>
        <table:table-row table:style-name="TableRow529">
          <table:covered-table-cell>
            <text:p text:style-name="P530"/>
          </table:covered-table-cell>
          <table:covered-table-cell/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Объектные модули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covered-table-cell/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Контрольные примеры</text:p>
          </table:table-cell>
          <table:table-cell table:style-name="TableCell555">
            <text:p text:style-name="P556">Х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Х</text:p>
          </table:table-cell>
          <table:table-cell table:style-name="TableCell563">
            <text:p text:style-name="P564">Р</text:p>
          </table:table-cell>
        </table:table-row>
        <table:table-row table:style-name="TableRow565">
          <table:covered-table-cell>
            <text:p text:style-name="P566"/>
          </table:covered-table-cell>
          <table:covered-table-cell/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Средства разработки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covered-table-cell/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Прочие средства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>2.2 Цели</text:p>
      <text:p text:style-name="P603"><text:span text:style-name="T604">Поставленной задачей было написание программы, представляющей собой систему по обработке и<text:s/></text:span><text:span text:style-name="T60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06">vIMS</text:span><text:span text:style-name="T607">.</text:span></text:p>
      <text:soft-page-break/>
      <text:p text:style-name="P608">2.2.1 Согласование заявок на проверку</text:p>
      <text:p text:style-name="P609">2.2.1.1 Отклоненные заявки</text:p>
      <text:p text:style-name="P610">Отсутствуют.</text:p>
      <text:p text:style-name="P611">2.2.1.2 Принятые<text:s/>заявки</text:p>
      <text:p text:style-name="P612">Отсутствуют.</text:p>
      <text:p text:style-name="P613">2.2.2 Согласование заявок на расширение функциональных</text:p>
      <text:p text:style-name="P614">возможностей изделия</text:p>
      <text:p text:style-name="P615">2.2.2.1 Отклонённые заявки</text:p>
      <text:p text:style-name="P616">Отсутствуют.</text:p>
      <text:p text:style-name="P617">2.2.2.2 Принятые заявки</text:p>
      <text:p text:style-name="P618">Отсутствуют.</text:p>
      <text:p text:style-name="P619">2.2.3 Согласование заявок на внесение исправлений</text:p>
      <text:p text:style-name="P620">2.2.3.1 Отклонённые заявки</text:p>
      <text:p text:style-name="P621">Отсутствуют.</text:p>
      <text:p text:style-name="P622">2.2.4 Согласование планов</text:p>
      <text:p text:style-name="P623">2.2.4.1 Исключённые пункты плана</text:p>
      <text:p text:style-name="P624">Отсутствуют.</text:p>
      <text:p text:style-name="P625">2.2.4.2 Включенные пункты плана</text:p>
      <text:p text:style-name="P626">Отсутствуют.</text:p>
      <text:p text:style-name="P627">2.2.5 Перечень требований пользователя</text:p>
      <text:p text:style-name="P628">Заказчику требуется:</text:p>
      <text:p text:style-name="P629"><text:span text:style-name="T630">- Программа должна работать под любой операционной системой семейс</text:span><text:span text:style-name="T631">тва<text:s/></text:span><text:span text:style-name="T632">Wi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1.1 Обозначения</text:p>
      <text:p text:style-name="P644">В данном документе не используется никаких специальных обозначений.</text:p>
      <text:p text:style-name="P645">2.3.1.2 Терминология</text:p>
      <text:p text:style-name="P646">Вся специальная терминология определяется в контексте данного документа.</text:p>
      <text:p text:style-name="P647">2.3.2 Генерируемое программное обеспечение</text:p>
      <text:p text:style-name="P648">Не используется.</text:p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soft-page-break/>
      <text:p text:style-name="P658">2.3.3 Системное программное обеспечение</text:p>
      <text:p text:style-name="P659"/>
      <text:p text:style-name="P660"><text:span text:style-name="T661"><draw:custom-shape svg:x="2.64683in" svg:y="0.08177in" svg:width="1.98056in" svg:height="0.91389in" draw:z-index="251659264" draw:id="id0" draw:style-name="a0" draw:name="Прямоугольник 1" text:anchor-type="paragraph"><svg:title/><svg:desc/><text:p text:style-name="P662">2.3.3.1</text:p><text:p text:style-name="Обычный">Блок</text:p><text:p text:style-name="Обычный">вариантов<text:s/>использования<text:s/></text:p><draw:enhanced-geometry draw:type="non-primitive" svg:viewBox="0 0 21600 21600" draw:enhanced-path="M 0 0 L 21600 0 21600 21600 0 21600 Z N"/></draw:custom-shape></text:span></text:p>
      <text:p text:style-name="P663"/>
      <text:p text:style-name="P664"><text:span text:style-name="T665"><draw:connector draw:type="line" svg:x1="3.7125in" svg:y1="0.13396in" svg:x2="3.7125in" svg:y2="0.4541in" draw:z-index="251676672" draw:id="id1" draw:style-name="a1" draw:name="Прямая соединительная линия 21" text:anchor-type="paragraph"><svg:title/><svg:desc/></draw:connector></text:span></text:p>
      <text:p text:style-name="P666"><text:span text:style-name="T667"><draw:connector draw:type="line" svg:x1="6.31596in" svg:y1="0.01316in" svg:x2="6.31596in" svg:y2="0.44441in" draw:z-index="251675648" draw:id="id2" draw:style-name="a2" draw:name="Прямая соединительная линия 20" text:anchor-type="paragraph"><svg:title/><svg:desc/></draw:connector></text:span><text:span text:style-name="T668"><draw:connector draw:type="line" svg:x1="4.77854in" svg:y1="0.43608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69"><draw:connector draw:type="line" svg:x1="3.31627in" svg:y1="0.4458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70"><draw:connector draw:type="line" svg:x1="1.92948in" svg:y1="0.43648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71"><draw:connector draw:type="line" svg:x1="0.60873in" svg:y1="0.02259in" svg:x2="0.60873in" svg:y2="0.43648in" draw:z-index="251671552" draw:id="id6" draw:style-name="a6" draw:name="Прямая соединительная линия 16" text:anchor-type="paragraph"><svg:title/><svg:desc/></draw:connector></text:span><text:span text:style-name="T672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73"><draw:custom-shape svg:x="0in" svg:y="0.42825in" svg:width="1.24514in" svg:height="1.075in" draw:z-index="251661312" draw:id="id8" draw:style-name="a8" draw:name="Прямоугольник 3" text:anchor-type="paragraph"><svg:title/><svg:desc/><text:p text:style-name="P674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75"><text:span text:style-name="T676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77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78"><draw:custom-shape svg:x="4.11816in" svg:y="0.00504in" svg:width="1.29167in" svg:height="1.06528in" draw:z-index="251667456" draw:id="id10" draw:style-name="a10" draw:name="Прямоугольник 6" text:anchor-type="paragraph"><svg:title/><svg:desc/><text:p text:style-name="P679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0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81">2.3.3.4</text:p><text:p text:style-name="Обычный">Блок обработки входных данных</text:p><draw:enhanced-geometry draw:type="non-primitive" svg:viewBox="0 0 21600 21600" draw:enhanced-path="M 0 0 L 21600 0 21600 21600 0 21600 Z N"/></draw:custom-shape></text:span><text:span text:style-name="T682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83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684"/>
      <text:p text:style-name="P685"/>
      <text:p text:style-name="P686">2.3.3.1 Общие<text:s/>характеристики функции «Блок вариантов использования»</text:p>
      <text:p text:style-name="P687">2.3.3.1.1 Внешние ограничения</text:p>
      <text:p text:style-name="P688">2.3.3.1.1.1 Действующие стандарты</text:p>
      <text:p text:style-name="P689"><text:span text:style-name="T690">Не используются ?</text:span></text:p>
      <text:p text:style-name="P691">2.3.3.1.1.2 Ограничения на совместимость</text:p>
      <text:p text:style-name="P692">Не существует программных изделий, совместимых с данным программным продуктом.</text:p>
      <text:p text:style-name="P693">2.3.3.1.1.3 Программные ограничения</text:p>
      <text:p text:style-name="P694"><text:span text:style-name="T695">Данная программа работает с любыми операционными системами семейства<text:s/></text:span><text:span text:style-name="T696">Windows</text:span><text:span text:style-name="T697"><text:s/>или<text:s/></text:span><text:span text:style-name="T698">Linux</text:span><text:span text:style-name="T699">, поддерживающих работу языка программирования<text:s/></text:span><text:span text:style-name="T700">Python</text:span><text:span text:style-name="T701"><text:s/>не ниже версии 3.х</text:span></text:p>
      <text:p text:style-name="P702">2.3.3.1.1.4 Аппаратные ограничения</text:p>
      <text:p text:style-name="P703"><text:span text:style-name="T704">Для эксплуатации<text:s/></text:span><text:span text:style-name="T705">разрабатываемого программного обеспечения<text:s/></text:span><text:span text:style-name="T706">IBM</text:span><text:span text:style-name="T707">-</text:span><text:span text:style-name="T708">PC</text:span><text:span text:style-name="T709"><text:s/>совместимый компьютер, поддерживающий архитектуру х86.</text:span></text:p>
      <text:p text:style-name="P710">2.3.3.1.2 Внешние характеристики</text:p>
      <text:p text:style-name="P711">2.3.3.1.2.1 Результаты работы блока вариантов использования</text:p>
      <text:soft-page-break/>
      <text:p text:style-name="P712">Обработанные данные<text:s/>абонентов формируются в список и<text:s/>передаются в блок<text:s/>представления выходных данных.</text:p>
      <text:p text:style-name="P713">2.3.3.1.2.2 Процессы блока вариантов использования</text:p>
      <text:p text:style-name="P714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715">2.3.3.1.2.3 Входы блока вариантов использования</text:p>
      <text:p text:style-name="P716">- Набор правил использования.</text:p>
      <text:p text:style-name="P717">- список обрабатываемых номеров</text:p>
      <text:p text:style-name="P718">2.3.3.1.3 Эргономические характеристики</text:p>
      <text:p text:style-name="P719">2.3.3.1.3.1 Безопасность и секретность</text:p>
      <text:p text:style-name="P720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21">2.3.3.1.3.2 Надёжность</text:p>
      <text:p text:style-name="P722">Некорректность входных данных<text:s/>или содержание<text:s/>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<text:s/>и значений в<text:s/>вводимых данных и<text:s/>конфигурации.</text:p>
      <text:p text:style-name="P723"><text:tab/>2.3.3.1.3.3 Рестарт</text:p>
      <text:p text:style-name="P724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25"><text:tab/>2.3.3.1.3.4 Соответствие требованиям заказчика</text:p>
      <text:soft-page-break/>
      <text:p text:style-name="P726">Система должна соответствовать требованиям технического задания.</text:p>
      <text:p text:style-name="P727"><text:tab/>2.3.3.1.3.5 Рабочие характеристики</text:p>
      <text:p text:style-name="P728"><text:tab/>Программа не накладывает никаких ограничений на конфигурацию, помимо ограничений, определяемых оборудованием.</text:p>
      <text:p text:style-name="P729"><text:tab/>2.3.3.1.3.6 Обеспечение эксплуатации</text:p>
      <text:p text:style-name="P730"><text:tab/>Никаких требований к условиям эксплуатации не выдвигается. Для выполнения работы требуется квалифицированный персонал.</text:p>
      <text:p text:style-name="P731"><text:span text:style-name="T732"><text:tab/>Работа программного изделия начинается с запуска исполняемого файла. Вся информация о ходе работы записывается в лог-файл<text:s/></text:span><text:span text:style-name="T733">migrate</text:span><text:span text:style-name="T734">.</text:span><text:span text:style-name="T735">log</text:span><text:span text:style-name="T736">.</text:span><text:span text:style-name="T737"><text:s/></text:span><text:span text:style-name="T738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39"><text:tab/>2.3.3.1.3.7 Мобильность</text:p>
      <text:p text:style-name="P740"><text:tab/>Данный программный продукт распространяется с открытым исходным кодом.</text:p>
      <text:p text:style-name="P741"><text:tab/>2.3.3.1.4 Внутренние характеристики</text:p>
      <text:p text:style-name="P742"><text:tab/>2.3.3.1.4.1 Удобство сопровождения</text:p>
      <text:p text:style-name="P743"><text:span text:style-name="T744"><text:tab/>Программы не компилируется. Команды выполняются непосредственно интерпретатором языка<text:s/></text:span><text:span text:style-name="T745">Python</text:span><text:span text:style-name="T746">, что дает разработчику или человеку, занимающемуся сопровождением данного ПО, достаточно полную информацию</text:span><text:span text:style-name="T747"><text:s/>о работе программы.</text:span></text:p>
      <text:p text:style-name="P748"><text:tab/>2.3.3.1.4.2 Алгоритмы</text:p>
      <text:p text:style-name="P749"><text:tab/>Подлежат описанию во внутренней спецификации.</text:p>
      <text:p text:style-name="P750"/>
      <text:p text:style-name="P751">2.3.3.2 Общие характеристики функции «Блок конфигураций»</text:p>
      <text:p text:style-name="P752">Все пропущенные пункты см. в п.2.3.3.1.</text:p>
      <text:p text:style-name="P753">2.3.3.2.2 Внешние характеристики</text:p>
      <text:soft-page-break/>
      <text:p text:style-name="P754">2.3.3.2.2.1 Результаты работы блока конфигураций</text:p>
      <text:p text:style-name="P755">Формируется объект, содержащий все конфигурационные данные.</text:p>
      <text:p text:style-name="P756">2.3.3.2.2.2 Процессы блока конфигураций</text:p>
      <text:p text:style-name="P757"><text:span text:style-name="T758">Блок конфигураций считывает о обрабатывает основной конфигурационный файл, в котором указаны<text:s/></text:span><text:span text:style-name="T759">ссылки на загрузку исходных данных и необходимых шаблонов конфигурации.</text:span><text:span text:style-name="T760"><text:s/></text:span></text:p>
      <text:p text:style-name="P761"/>
      <text:p text:style-name="P762">2.3.3.3 Общие характеристики функции «Блок интерфейса пользователя»</text:p>
      <text:p text:style-name="P763">2.3.3.4 Общие характеристики функции «Блок обработки входных данных»</text:p>
      <text:p text:style-name="P764">2.3.3.5 Общие характеристики<text:s/>функции «Блок представления выходных данных»</text:p>
      <text:p text:style-name="P765">2.3.3.6 Общие характеристики функции «Блок чтения и записи данных»</text:p>
      <text:p text:style-name="P766"/>
      <text:p text:style-name="P767"/>
      <text:p text:style-name="P768"/>
      <text:p text:style-name="P769">2.3.4 Внутренние ограничения</text:p>
      <text:p text:style-name="P770">2.4 Используемые материалы</text:p>
      <text:p text:style-name="P771">2.4.1 Справочные документы</text:p>
      <text:p text:style-name="P772">2.5 Передача заказчику и ввод в действие</text:p>
      <text:p text:style-name="P773">2.5.1 Средства защиты права собственности на изделие</text:p>
      <text:p text:style-name="P774">2.5.2 Ресурсы, обеспечивающие ввод в действие</text:p>
      <text:p text:style-name="P775">2.5.3 Носители информации</text:p>
      <text:p text:style-name="P776">2.6 Тактика</text:p>
      <text:p text:style-name="P777">2.6.1 Взаимосвязи</text:p>
      <text:soft-page-break/>
      <text:p text:style-name="P778">2.6.2 Техническая ревизионная комиссия</text:p>
      <text:p text:style-name="P779">2.6.3 Проверка изделия</text:p>
      <text:p text:style-name="P780">2.6.4 Обеспечение поддержки</text:p>
      <text:p text:style-name="P781">2.7 Извещение об изменении календарных сроков</text:p>
      <text:p text:style-name="P782"/>
      <text:p text:style-name="P783"/>
      <text:p text:style-name="P7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30T03:58:00Z</dc:date>
    <meta:template xlink:href="Normal.dotm" xlink:type="simple"/>
    <meta:editing-cycles>32</meta:editing-cycles>
    <meta:editing-duration>PT29400S</meta:editing-duration>
    <meta:document-statistic meta:page-count="17" meta:paragraph-count="28" meta:word-count="2123" meta:character-count="14201" meta:row-count="100" meta:non-whitespace-character-count="12106"/>
  </office:meta>
</office:document-meta>
</file>